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bf0041" loext:opacity="100%" fo:font-size="20pt" fo:font-weight="bold" officeooo:rsid="004eace2" officeooo:paragraph-rsid="004eace2" fo:background-color="#ffff00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5983b0" loext:opacity="100%"/>
    </style:style>
    <style:style style:name="P3" style:family="paragraph" style:parent-style-name="Standard">
      <style:text-properties fo:color="#5983b0" loext:opacity="100%" officeooo:rsid="0018f395" officeooo:paragraph-rsid="0018f395"/>
    </style:style>
    <style:style style:name="P4" style:family="paragraph" style:parent-style-name="Standard">
      <style:text-properties fo:color="#5983b0" loext:opacity="100%" officeooo:rsid="001c0221" officeooo:paragraph-rsid="001c0221"/>
    </style:style>
    <style:style style:name="P5" style:family="paragraph" style:parent-style-name="Standard">
      <style:text-properties fo:color="#5983b0" loext:opacity="100%" officeooo:rsid="001dfaff" officeooo:paragraph-rsid="001dfaff"/>
    </style:style>
    <style:style style:name="P6" style:family="paragraph" style:parent-style-name="Standard">
      <style:text-properties fo:color="#5983b0" loext:opacity="100%" officeooo:rsid="0020af59" officeooo:paragraph-rsid="0020af59"/>
    </style:style>
    <style:style style:name="P7" style:family="paragraph" style:parent-style-name="Standard">
      <style:text-properties fo:color="#5983b0" loext:opacity="100%" officeooo:rsid="0025f343" officeooo:paragraph-rsid="0025f343"/>
    </style:style>
    <style:style style:name="P8" style:family="paragraph" style:parent-style-name="Standard">
      <style:text-properties fo:color="#5983b0" loext:opacity="100%" officeooo:rsid="0026ba07" officeooo:paragraph-rsid="0026ba07"/>
    </style:style>
    <style:style style:name="P9" style:family="paragraph" style:parent-style-name="Standard">
      <style:text-properties fo:color="#5983b0" loext:opacity="100%" officeooo:rsid="00300285" officeooo:paragraph-rsid="00300285"/>
    </style:style>
    <style:style style:name="P10" style:family="paragraph" style:parent-style-name="Standard">
      <style:text-properties fo:color="#5983b0" loext:opacity="100%" officeooo:rsid="0032dc10" officeooo:paragraph-rsid="0032dc10"/>
    </style:style>
    <style:style style:name="P11" style:family="paragraph" style:parent-style-name="Standard">
      <style:text-properties fo:color="#5983b0" loext:opacity="100%" officeooo:rsid="003428e3" officeooo:paragraph-rsid="003428e3"/>
    </style:style>
    <style:style style:name="P12" style:family="paragraph" style:parent-style-name="Standard">
      <style:text-properties fo:color="#5983b0" loext:opacity="100%" officeooo:rsid="00352bcb" officeooo:paragraph-rsid="00352bcb"/>
    </style:style>
    <style:style style:name="P13" style:family="paragraph" style:parent-style-name="Standard">
      <style:text-properties fo:color="#5983b0" loext:opacity="100%" officeooo:rsid="0037fe55" officeooo:paragraph-rsid="0037fe55"/>
    </style:style>
    <style:style style:name="P14" style:family="paragraph" style:parent-style-name="Standard">
      <style:text-properties fo:color="#5983b0" loext:opacity="100%" officeooo:rsid="003aee78" officeooo:paragraph-rsid="003aee78"/>
    </style:style>
    <style:style style:name="P15" style:family="paragraph" style:parent-style-name="Standard">
      <style:text-properties fo:color="#5983b0" loext:opacity="100%" officeooo:rsid="00471366" officeooo:paragraph-rsid="00471366"/>
    </style:style>
    <style:style style:name="P16" style:family="paragraph" style:parent-style-name="Standard">
      <style:text-properties fo:color="#5983b0" loext:opacity="100%" officeooo:rsid="00499bc4" officeooo:paragraph-rsid="00499bc4"/>
    </style:style>
    <style:style style:name="P17" style:family="paragraph" style:parent-style-name="Standard">
      <style:text-properties fo:color="#5983b0" loext:opacity="100%" officeooo:rsid="004ac0ce" officeooo:paragraph-rsid="004ac0ce"/>
    </style:style>
    <style:style style:name="P18" style:family="paragraph" style:parent-style-name="Standard">
      <style:text-properties fo:color="#5983b0" loext:opacity="100%" officeooo:rsid="0050222c" officeooo:paragraph-rsid="0050222c"/>
    </style:style>
    <style:style style:name="P19" style:family="paragraph" style:parent-style-name="Standard">
      <style:text-properties fo:color="#5983b0" loext:opacity="100%" officeooo:paragraph-rsid="0050222c"/>
    </style:style>
    <style:style style:name="P20" style:family="paragraph" style:parent-style-name="Standard">
      <style:text-properties fo:color="#5983b0" loext:opacity="100%" officeooo:rsid="004eace2" officeooo:paragraph-rsid="004eace2"/>
    </style:style>
    <style:style style:name="P21" style:family="paragraph" style:parent-style-name="Standard">
      <style:text-properties officeooo:paragraph-rsid="0051ada2"/>
    </style:style>
    <style:style style:name="P22" style:family="paragraph" style:parent-style-name="Standard">
      <style:text-properties fo:color="#5983b0" loext:opacity="100%" officeooo:paragraph-rsid="0051ada2"/>
    </style:style>
    <style:style style:name="T1" style:family="text">
      <style:text-properties officeooo:rsid="0018f395"/>
    </style:style>
    <style:style style:name="T2" style:family="text">
      <style:text-properties officeooo:rsid="00371589"/>
    </style:style>
    <style:style style:name="T3" style:family="text">
      <style:text-properties officeooo:rsid="0044d22a"/>
    </style:style>
    <style:style style:name="T4" style:family="text">
      <style:text-properties officeooo:rsid="0050222c"/>
    </style:style>
    <style:style style:name="T5" style:family="text">
      <style:text-properties officeooo:rsid="0051ad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TAREA ESTA REALIZADA POR ÓSCAR ÚBEDA Y CRISTHIAN YUNDA</text:p>
      <text:p text:style-name="Standard">UD1: Sistemas de almacenamiento de la información.</text:p>
      <text:p text:style-name="Standard">Cuestiones</text:p>
      <text:p text:style-name="Standard">CMMG</text:p>
      <text:p text:style-name="Standard">Pág. 1 de 1</text:p>
      <text:p text:style-name="Standard">A partir de los dos documentos que he subido en el Curso de Bases de Datos. La presentación y el documento de la</text:p>
      <text:p text:style-name="Standard">Unidad 1. Responde a las siguientes cuestiones, algunas cuestiones son de razonar, otras las puedes sacar del propio documento.</text:p>
      <text:p text:style-name="Standard">1. Define qué es una base de datos y explica por qué surge la necesidad de almacenar información.</text:p>
      <text:p text:style-name="P2">Una base de datos es un conjunto de datos relacionados almacenados en un soporte</text:p>
      <text:p text:style-name="P2">informático.</text:p>
      <text:p text:style-name="P2">En informática, un sistema de información es cualquier sistema computacional que</text:p>
      <text:p text:style-name="P2">permite obtener, almacenar, gestionar, procesar, transmitir o recibir datos, para</text:p>
      <text:p text:style-name="P2">satisfacer una necesidad de información</text:p>
      <text:p text:style-name="P2"/>
      <text:p text:style-name="Standard">2. Explica las principales diferencias entre un sistema de archivos y un sistema de bases de datos.</text:p>
      <text:p text:style-name="P2">Un sistema basado en ficheros es un conjunto de programas informáticos que</text:p>
      <text:p text:style-name="P2">permiten al usuario almacenar, consultar y modificar datos. Dichos datos se almacenan</text:p>
      <text:p text:style-name="P2">en ficheros diseñados para una determinada aplicación.</text:p>
      <text:p text:style-name="Standard"/>
      <text:p text:style-name="P2">Una base de datos es un conjunto de datos relacionados almacenados en un soporte</text:p>
      <text:p text:style-name="P2">informático.</text:p>
      <text:p text:style-name="P2"/>
      <text:p text:style-name="Standard">3. Enumera y explica al menos 5 desventajas de los sistemas de archivos</text:p>
      <text:p text:style-name="P2"><text:span text:style-name="T1">•</text:span>Dificultad en el acceso a los datos: Se busca un acceso eficiente y rápido.</text:p>
      <text:p text:style-name="P3">•Flexibilidad en los cambios: Si las necesidades del sistema de información cambian.</text:p>
      <text:p text:style-name="P4">•Control de la redundancia: La inconsistencia de los datos se produce cuando un dato redundante es</text:p>
      <text:p text:style-name="P4">diferente en dos o más sitios.</text:p>
      <text:p text:style-name="P5">•Integridad: La integridad se refiere a la validez de los datos.</text:p>
      <text:p text:style-name="P6">•Concurrencia: La concurrencia se refiere a la posibilidad de que varios usuarios trabajen</text:p>
      <text:p text:style-name="P6">simultáneamente.</text:p>
      <text:p text:style-name="P6"/>
      <text:p text:style-name="Standard">4. Explica qué es la inconsistencia de datos y pon un ejemplo práctico.</text:p>
      <text:p text:style-name="P2">La inconsistencia de los datos se produce cuando un dato redundante es diferente en dos o más sitios.</text:p>
      <text:p text:style-name="P7">Ejemplo: misma dirección de un cliente de forma distinta,</text:p>
      <text:p text:style-name="P7"/>
      <text:p text:style-name="Standard">5. ¿Por qué la redundancia de información es problemática en los sistemas de archivos?</text:p>
      <text:p text:style-name="P8">Porque mas difícil llegar a todos los datos a la vez, ademas ocupan mas espacio al estar los datos repetidos.</text:p>
      <text:p text:style-name="Standard"/>
      <text:p text:style-name="Standard">6. Describe los tres niveles de abstracción de una base de datos y explica qué tipo de usuarios trabaja principalmente en cada nivel.</text:p>
      <text:p text:style-name="P2">NIVEL INTERNO</text:p>
      <text:p text:style-name="P2"> Describe la forma de almacenar los datos en los dispositivos de almacenamiento</text:p>
      <text:p text:style-name="P2"/>
      <text:p text:style-name="P2">NIVEL CONCEPTUAL</text:p>
      <text:p text:style-name="P2"> Describe qué datos son almacenados realmente en la base de datos y las relaciones que</text:p>
      <text:p text:style-name="P2">existen entre los mismos.</text:p>
      <text:p text:style-name="P2"><text:soft-page-break/></text:p>
      <text:p text:style-name="P2"/>
      <text:p text:style-name="P2">NIVEL EXTERNO</text:p>
      <text:p text:style-name="P2"> Incluye varios esquemas externos o vistas que describen la visión de los datos que</text:p>
      <text:p text:style-name="P2">poseen los usuarios finales.</text:p>
      <text:p text:style-name="Standard"/>
      <text:p text:style-name="Standard">7. Diferencia entre independencia lógica e independencia física de los datos.</text:p>
      <text:p text:style-name="P2">Independencia lógica: de los datos es la capacidad de modificar el esquema conceptual</text:p>
      <text:p text:style-name="P2">sin tener que alterar los esquemas externos ni los programas de aplicación.</text:p>
      <text:p text:style-name="P2"/>
      <text:p text:style-name="P2">Independencia física: de los datos es la capacidad de modificar el esquema interno sin</text:p>
      <text:p text:style-name="P2">tener que alterar el esquema conceptual.</text:p>
      <text:p text:style-name="Standard"/>
      <text:p text:style-name="Standard">8. Una empresa está decidiendo entre usar archivos individuales o implementar una base de datos.</text:p>
      <text:p text:style-name="Standard">¿Bajo qué circunstancias recomendarías usar archivos? ¿Y cuándo una base de datos?</text:p>
      <text:p text:style-name="P9">Recomendar usar archivos cuando haya muy poca información y personas.</text:p>
      <text:p text:style-name="P9">Y una base de datos cuando se tenga que gestionar muchos datos de diferentes personas.</text:p>
      <text:p text:style-name="Standard"/>
      <text:p text:style-name="Standard">9. ¿Qué quiere decir que una base de datos permita la concurrencia?</text:p>
      <text:p text:style-name="P10">Que permite que varios usuarios trabajen simultáneamente en la base de datos.</text:p>
      <text:p text:style-name="Standard"/>
      <text:p text:style-name="Standard">10. Por qué la mayoría de SGBD comerciales actuales están basados en el modelo relacional?</text:p>
      <text:p text:style-name="P11">Es mucho más fácil de gestionar y manipular los datos.</text:p>
      <text:p text:style-name="Standard"/>
      <text:p text:style-name="Standard">11. Si un programador necesita modificar la estructura física de almacenamiento, ¿qué nivel de</text:p>
      <text:p text:style-name="Standard">independencia garantizaría que no afecte a las aplicaciones?</text:p>
      <text:p text:style-name="P12">Independencia lógica de datos.</text:p>
      <text:p text:style-name="Standard"/>
      <text:p text:style-name="Standard">12. ¿Por qué es importante que el diccionario de datos sea lo primero que se consulte?</text:p>
      <text:p text:style-name="P12">Porque contiene metadatos a cerca de la base de datos.</text:p>
      <text:p text:style-name="Standard"/>
      <text:p text:style-name="Standard">13. Diferencia las responsabilidades de diseñador, programador y administrador de BD.</text:p>
      <text:p text:style-name="P2"><text:span text:style-name="T2">•</text:span>Los diseñadores se encargan de identificar los datos que se almacenarán en la base de</text:p>
      <text:p text:style-name="P2">datos y de elegir las estructuras apropiadas para almacenar dichos datos. Suelen formar</text:p>
      <text:p text:style-name="P2">parte del personal de ABD.</text:p>
      <text:p text:style-name="P13">•El administrador de BD tiene el control centralizado de la base de datos y es el responsable de su buen funcionamiento. Es el encargado de autorizar el acceso a la base de datos, de coordinar y vigilar su utilización y de adquirir los recursos software y hardware que sean necesarios.</text:p>
      <text:p text:style-name="P14">•El programador implementa esas especificaciones en forma de programas y luego prueban, depuran, documentan y mantienen estas transacciones programadas</text:p>
      <text:p text:style-name="Standard"/>
      <text:p text:style-name="Standard">14. Funciones de componentes del gestor</text:p>
      <text:p text:style-name="P2">El gestor de base de datos o monitor, es un componente software encargado de garantizar el</text:p>
      <text:p text:style-name="P2">correcto, seguro, íntegro y eficiente acceso y almacenamiento de los datos.</text:p>
      <text:p text:style-name="Standard"/>
      <text:p text:style-name="Standard">15. ¿Cuándo las desventajas de BD serían más significativas que las ventajas?</text:p>
      <text:p text:style-name="P2"><text:span text:style-name="T3">C</text:span>uando se requiere flexibilidad, para manejar datos no estructurados o semiestructurados, y cuando el crecimiento de los datos es muy rápido y no es fácil de predecir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6. Describe el significado de las siguientes siglas: DDL, DML y DCL. Explica la utilidad de cada una.</text:p>
      <text:p text:style-name="P15">•DDL: Crear la estructura de la base de datos, incluyendo todos los objetos que puede incluir</text:p>
      <text:p text:style-name="P15">la misma (tablas, vistas, usuarios, procedimientos, funciones, triggers, etc.).</text:p>
      <text:p text:style-name="P16">•DML: Consultar y manipular la información almacenada en la base de datos.</text:p>
      <text:p text:style-name="P17">•DCL: Asignar privilegios a usuarios, confirmar o abortar transacciones, etc. DCL.</text:p>
      <text:p text:style-name="Standard"/>
      <text:p text:style-name="Standard">17. Factores que impulsaron la evolución hacia BD distribuidas. Esta pregunta se debe consultar en</text:p>
      <text:p text:style-name="Standard">Internet. Indica las fuentes.</text:p>
      <text:p text:style-name="P18">La evolución hacia bases de datos distribuidas se impulsó por la necesidad de superar las limitaciones de los sistemas centralizados, como la sobrecarga en discos y redes, la necesidad de mayor disponibilidad y tolerancia a fallos, y el crecimiento del volumen de datos y las aplicaciones distribuidas.</text:p>
      <text:p text:style-name="P19"><text:span text:style-name="T4"><text:s/></text:span>La aparición de redes de comunicación más rápidas y la demanda de arquitecturas flexibles, escalables y tolerantes a fallos también fueron factores clave, junto con la adaptación de las organizaciones a estructuras distribuidas </text:p>
      <text:p text:style-name="P18">Fuentes: https://www.dataprix.com/es/evolucion-de-los-sgbd#:~:text=1)%20Disponibilidad.,datos%20de%20los%20dem%C3%A1s%20sistemas.</text:p>
      <text:p text:style-name="P20"/>
      <text:p text:style-name="Standard">18. Qué son las vistas? ¿Para qué se utilizan? Busca información en Internet para completar tu</text:p>
      <text:p text:style-name="P21">respuesta. Indica las fuentes consultadas ¿En qué se diferencia de una consulta?</text:p>
      <text:p text:style-name="P22"><text:span text:style-name="T5">•</text:span>Las vistas describen la visión de los datos que poseen los usuarios finales.</text:p>
      <text:p text:style-name="P22"><text:span text:style-name="T5">•</text:span>Las vistas pueden utilizarse para proporcionar una interfaz compatible con versiones anteriores con el fin de emular una tabla que existía pero cuyo esquema ha cambiado. </text:p>
      <text:p text:style-name="P22"><text:span text:style-name="T5">•</text:span>La diferencia clave se que las consultas se guardan en el documento Base y las vistas se guardan en la base de datos. </text:p>
      <text:p text:style-name="P22"/>
      <text:p text:style-name="Standard">Pregunta Práctica – Diseño de una BD para una pizzería</text:p>
      <text:p text:style-name="Standard">Representación tabular de informaciones de una pizzería</text:p>
      <text:p text:style-name="Standard">Construye una representación tabular, puedes usar una hoja de cálculo o un documento de texto con</text:p>
      <text:p text:style-name="Standard">tablas, para almacenar los datos de las pizzas que se ofrecen en una pizzería. Pon algunos valores de</text:p>
      <text:p text:style-name="Standard">ejemplo (con 4 sería suficiente)</text:p>
      <text:p text:style-name="Standard">Interrelaciones en una pizzería</text:p>
      <text:p text:style-name="Standard">Vamos a añadir más tablas a nuestra pizzería,</text:p>
      <text:p text:style-name="Standard">• el archivo de ingredientes que disponemos en la pizzería</text:p>
      <text:p text:style-name="Standard">• el archivo donde se registran los pedidos</text:p>
      <text:p text:style-name="Standard">Piensa las interrelaciones que pueden existir entre los tres archiv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19:37:20.121658500</meta:creation-date>
    <dc:date>2025-09-17T20:21:41.964570200</dc:date>
    <meta:editing-duration>PT43M57S</meta:editing-duration>
    <meta:editing-cycles>50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95" meta:word-count="1174" meta:character-count="7417" meta:non-whitespace-character-count="6333"/>
  </office:meta>
</office:document-meta>
</file>